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size="21pt" fo:font-weight="bold" style:font-size-asian="21pt" style:font-weight-asian="bold" style:font-size-complex="2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color="#4a86e8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ject overview.</text:span></text:p>
      <text:p text:style-name="P1"/>
      <text:p text:style-name="Standard"><text:span text:style-name="T2">Working with a dataset that covers information about apps available on the apple store, this dataset was sourced from</text:span><text:a xlink:type="simple" xlink:href="http://kaggle.com" text:style-name="ListLabel_20_10" text:visited-style-name="ListLabel_20_10"><text:span text:style-name="T2"> </text:span></text:a><text:a xlink:type="simple" xlink:href="http://kaggle.com" text:style-name="ListLabel_20_11" text:visited-style-name="ListLabel_20_11"><text:span text:style-name="T5">kaggle.com</text:span></text:a><text:span text:style-name="T2"> which is probably the number one source of free data on the internet.</text:span></text:p>
      <text:p text:style-name="P2"/>
      <text:p text:style-name="Standard"><text:span text:style-name="T3">Identifying the stakeholder.</text:span></text:p>
      <text:p text:style-name="Standard"><text:span text:style-name="T2">In this project, the stakeholder is an aspiring app developer seeking data insights to know what app to build.</text:span></text:p>
      <text:p text:style-name="P2"/>
      <text:p text:style-name="Standard"><text:span text:style-name="T3">Questions.</text:span></text:p>
      <text:p text:style-name="Standard"><text:span text:style-name="T2">These are a list of questions I had in mind before analysing the dataset </text:span></text:p>
      <text:list xml:id="list437174537" text:style-name="WWNum1">
        <text:list-item>
          <text:p text:style-name="P3"><text:span text:style-name="T2">What app categories are most popular?</text:span></text:p>
        </text:list-item>
        <text:list-item>
          <text:p text:style-name="P3"><text:span text:style-name="T2">What price should I set ?</text:span></text:p>
        </text:list-item>
        <text:list-item>
          <text:p text:style-name="P3"><text:span text:style-name="T2">How can I maximize user ratings?</text:span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" style:display-name="ListLabel 11" style:family="text">
      <style:text-properties fo:color="#4a86e8" fo:font-size="12pt" style:text-underline-style="solid" style:text-underline-width="auto" style:text-underline-color="font-color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93" meta:character-count="533" meta:non-whitespace-character-count="451"/>
    <meta:generator>LibreOfficeDev/6.0.5.2$Linux_X86_64 LibreOffice_project/</meta:generator>
  </office:meta>
</office:document-meta>
</file>